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1.27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JAAL 1.1 for Dijkstra’s algorithm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Priority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key type reference to graph, matrix and node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ve attributeList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schema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initions schema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itialState schema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imation schema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Stamp schema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 data: Dijkstra exercise recording (semantics only)</text:p>
          </table:table-cell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pdate metadata</text:p>
          </table:table-cell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date definitions</text:p>
          </table:table-cell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pdate initialState</text:p>
          </table:table-cell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pdate animation</text:p>
          </table:table-cell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pdate metadata</text:p>
          </table:table-cell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pdate definitions</text:p>
          </table:table-cell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pdate initialState</text:p>
          </table:table-cell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pdate animation</text:p>
          </table:table-cell>
        </table:table-row>
        <table:table-row table:style-name="ro2">
          <table:table-cell office:value-type="string" calcext:value-type="string">
            <text:p>Jaal Player-Recorder with A+ L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tegration testing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chema for SVG data (for each step in student’s and model solution)</text:p>
          </table:table-cell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aving SVG data</text:p>
          </table:table-cell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laying SVG data</text:p>
          </table:table-cell>
        </table:table-row>
      </table:table>
      <table:table table:name="Schedule" table:style-name="ta1"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table:style-name="ce1" office:value-type="string" calcext:value-type="string">
            <text:p>Schedul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 table:number-columns-spanned="10" table:number-rows-spanned="1">
            <text:p>Week</text:p>
          </table:table-cell>
          <table:covered-table-cell table:number-columns-repeated="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number-columns-repeated="10"/>
          <table:table-cell table:style-name="ce2" office:value-type="string" calcext:value-type="string">
            <text:p>Hard deadline: DSA Y Graph rounds opens on Tuesday!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corder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yer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egration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.00.0000</text:date>, <text:time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5:43:47.808858284</meta:creation-date>
    <dc:date>2021-09-29T16:02:01.903543525</dc:date>
    <meta:editing-duration>PT7M30S</meta:editing-duration>
    <meta:editing-cycles>7</meta:editing-cycles>
    <meta:generator>LibreOffice/6.4.7.2$Linux_X86_64 LibreOffice_project/40$Build-2</meta:generator>
    <meta:document-statistic meta:table-count="2" meta:cell-count="94" meta:object-count="0"/>
  </office:meta>
</office:document-meta>
</file>